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3e870b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d7e12c" style:font-name="Bitstream Vera Sans5" fo:font-size="16pt" fo:font-style="normal" fo:text-shadow="none" fo:font-weight="bold" officeooo:rsid="006181ac" officeooo:paragraph-rsid="003e870b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>
      <style:text-properties style:font-name="Bitstream Vera Sans2" fo:font-size="10pt" fo:font-style="normal" officeooo:paragraph-rsid="003e870b"/>
    </style:style>
    <style:style style:name="P27" style:family="paragraph" style:parent-style-name="FILET_5f_POINTILLES">
      <style:text-properties officeooo:paragraph-rsid="003e870b"/>
    </style:style>
    <style:style style:name="P28" style:family="paragraph" style:parent-style-name="FILET_5f_POINTILLES" style:master-page-name="">
      <style:paragraph-properties style:page-number="auto"/>
      <style:text-properties officeooo:paragraph-rsid="003e870b"/>
    </style:style>
    <style:style style:name="P29" style:family="paragraph" style:parent-style-name="_5f_Paragraphe_20_livret_20_">
      <style:paragraph-properties fo:margin-top="0.101cm" fo:margin-bottom="0.199cm" loext:contextual-spacing="false"/>
      <style:text-properties officeooo:paragraph-rsid="003e870b"/>
    </style:style>
    <style:style style:name="P30" style:family="paragraph" style:parent-style-name="_5f_Paragraphe_20_livret_20_">
      <style:paragraph-properties fo:margin-top="0cm" fo:margin-bottom="0.3cm" loext:contextual-spacing="false"/>
      <style:text-properties officeooo:paragraph-rsid="003e870b"/>
    </style:style>
    <style:style style:name="P31" style:family="paragraph" style:parent-style-name="Exo_5f_Num" style:list-style-name="Num_5f_Exo" style:master-page-name="_5f_Fiche_20_éditeur_20_série_20_2_20_une_20_colonne_20_impaire_20__28_G_29_">
      <style:paragraph-properties style:page-number="30" fo:break-before="auto" fo:break-after="auto"/>
      <style:text-properties officeooo:paragraph-rsid="003e870b"/>
    </style:style>
    <style:style style:name="P32" style:family="paragraph" style:parent-style-name="Exo_5f_Num">
      <style:paragraph-properties fo:margin-top="0.469cm" fo:margin-bottom="0.101cm" loext:contextual-spacing="false" fo:line-height="0.43cm" fo:text-align="start" style:justify-single-word="false"/>
      <style:text-properties officeooo:paragraph-rsid="003e870b"/>
    </style:style>
    <style:style style:name="P33" style:family="paragraph" style:parent-style-name="Exo_5f_Num">
      <style:paragraph-properties fo:margin-top="0.469cm" fo:margin-bottom="0.199cm" loext:contextual-spacing="false" fo:line-height="0.43cm"/>
      <style:text-properties officeooo:paragraph-rsid="003e870b"/>
    </style:style>
    <style:style style:name="P34" style:family="paragraph" style:parent-style-name="Exo_5f_Num">
      <style:paragraph-properties fo:margin-top="0.499cm" fo:margin-bottom="0.199cm" loext:contextual-spacing="false"/>
      <style:text-properties officeooo:paragraph-rsid="003e870b"/>
    </style:style>
    <style:style style:name="P35" style:family="paragraph" style:parent-style-name="Exo_5f_Num">
      <style:paragraph-properties fo:margin-top="0.4cm" fo:margin-bottom="0.049cm" loext:contextual-spacing="false"/>
      <style:text-properties officeooo:paragraph-rsid="003e870b"/>
    </style:style>
    <style:style style:name="P36" style:family="paragraph" style:parent-style-name="_5f_Paragraphe_20_livret_20_" style:list-style-name="liste_5f_abc" style:master-page-name="">
      <style:paragraph-properties fo:margin-top="0.199cm" fo:margin-bottom="0cm" loext:contextual-spacing="false" fo:line-height="0.43cm" fo:text-align="start" style:justify-single-word="false" style:page-number="auto"/>
      <style:text-properties officeooo:paragraph-rsid="003e870b"/>
    </style:style>
    <style:style style:name="P37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3e870b"/>
    </style:style>
    <style:style style:name="P38" style:family="paragraph" style:parent-style-name="_5f_Paragraphe_20_livret_20_" style:list-style-name="liste_5f_abc">
      <style:paragraph-properties fo:margin-top="0.3cm" fo:margin-bottom="0cm" loext:contextual-spacing="false" fo:line-height="0.43cm" fo:text-align="start" style:justify-single-word="false"/>
      <style:text-properties officeooo:paragraph-rsid="003e870b"/>
    </style:style>
    <style:style style:name="P39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3e870b"/>
    </style:style>
    <style:style style:name="P40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3e870b"/>
    </style:style>
    <style:style style:name="P41" style:family="paragraph" style:parent-style-name="_5f_Paragraphe_20_livret_20_" style:list-style-name="_5f_Numérotation_20_des_20_exercices_20_livrets">
      <style:paragraph-properties fo:margin-top="0cm" fo:margin-bottom="0.101cm" loext:contextual-spacing="false"/>
      <style:text-properties officeooo:paragraph-rsid="003e870b"/>
    </style:style>
    <style:style style:name="P42" style:family="paragraph" style:parent-style-name="_5f_Paragraphe_20_livret_20_" style:list-style-name="_5f_Numérotation_20_des_20_exercices_20_livrets">
      <style:paragraph-properties fo:margin-top="0cm" fo:margin-bottom="0.199cm" loext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3e870b"/>
    </style:style>
    <style:style style:name="P43" style:family="paragraph" style:parent-style-name="_5f_Paragraphe_20_livret_20_" style:list-style-name="liste_5f_abc">
      <style:paragraph-properties fo:margin-top="0cm" fo:margin-bottom="0cm" loext:contextual-spacing="false" fo:text-align="start" style:justify-single-word="false"/>
      <style:text-properties officeooo:paragraph-rsid="003e870b"/>
    </style:style>
    <style:style style:name="P44" style:family="paragraph" style:parent-style-name="_5f_Paragraphe_20_livret_20_réponse_20_élève" style:list-style-name="_5f_Numérotation_20_des_20_exercices_20_livrets">
      <style:text-properties officeooo:paragraph-rsid="003e870b"/>
    </style:style>
    <style:style style:name="P45" style:family="paragraph" style:parent-style-name="_5f_Paragraphe_20_énoncé_20_après_20_numéro" style:list-style-name="liste_5f_abc">
      <style:paragraph-properties fo:margin-top="0cm" fo:margin-bottom="0.199cm" loext:contextual-spacing="false"/>
      <style:text-properties officeooo:paragraph-rsid="003e870b"/>
    </style:style>
    <style:style style:name="P46" style:family="paragraph" style:parent-style-name="_5f_Paragraphe_20_énoncé_20_après_20_numéro" style:list-style-name="liste_5f_abc">
      <style:paragraph-properties fo:margin-top="0cm" fo:margin-bottom="0cm" loext:contextual-spacing="false"/>
      <style:text-properties officeooo:paragraph-rsid="003e870b"/>
    </style:style>
    <style:style style:name="P47" style:family="paragraph" style:parent-style-name="_5f_Paragraphe_20_énoncé_20_après_20_numéro" style:list-style-name="liste_5f_abc">
      <style:paragraph-properties fo:margin-top="0cm" fo:margin-bottom="0cm" loext:contextual-spacing="false"/>
      <style:text-properties style:font-name="Bitstream Vera Sans5" fo:font-style="normal" officeooo:paragraph-rsid="003e870b" style:font-name-asian="OpenSymbol" style:font-style-asian="normal" style:font-name-complex="OpenSymbol" style:font-style-complex="normal"/>
    </style:style>
    <style:style style:name="P48" style:family="paragraph" style:parent-style-name="_5f_Pied_20_de_20_page" style:list-style-name="">
      <style:paragraph-properties fo:text-align="end" style:justify-single-word="false"/>
    </style:style>
    <style:style style:name="P49" style:family="paragraph" style:parent-style-name="_5f_Pied_20_de_20_page">
      <style:paragraph-properties fo:text-align="end" style:justify-single-word="false"/>
    </style:style>
    <style:style style:name="P50" style:family="paragraph" style:parent-style-name="_5f_Pied_20_de_20_page" style:list-style-name=""/>
    <style:style style:name="P5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2" style:family="paragraph" style:parent-style-name="_5f_Titre_20_d_27_exercices_20_livret_20_sans_20_titre" style:list-style-name="Num_5f_Exo">
      <style:paragraph-properties fo:margin-top="0.3cm" fo:margin-bottom="0.199cm" loext:contextual-spacing="false"/>
      <style:text-properties officeooo:paragraph-rsid="003e870b"/>
    </style:style>
    <style:style style:name="P5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31532"/>
    </style:style>
    <style:style style:name="T6" style:family="text">
      <style:text-properties officeooo:rsid="003a9ee0"/>
    </style:style>
    <style:style style:name="T7" style:family="text">
      <style:text-properties style:text-position="0% 100%" style:font-name-asian="OpenSymbol" style:font-style-asian="normal" style:font-name-complex="OpenSymbol" style:font-style-complex="normal"/>
    </style:style>
    <style:style style:name="T8" style:family="text">
      <style:text-properties style:text-position="0% 100%" style:font-name-asian="OpenSymbol" style:font-size-asian="10pt" style:font-style-asian="italic" style:font-name-complex="OpenSymbol" style:font-size-complex="10pt" style:font-style-complex="italic"/>
    </style:style>
    <style:style style:name="T9" style:family="text">
      <style:text-properties style:text-position="super 58%" style:font-name="Bitstream Vera Sans5"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Times New Roman" fo:font-size="12pt" fo:font-style="italic" style:font-name-asian="OpenSymbol" style:font-size-asian="12pt" style:font-style-asian="italic" style:font-name-complex="OpenSymbol" style:font-size-complex="12pt" style:font-style-complex="italic"/>
    </style:style>
    <style:style style:name="T14" style:family="text">
      <style:text-properties style:font-name="Bitstream Vera Sans5"/>
    </style:style>
    <style:style style:name="T15" style:family="text">
      <style:text-properties style:font-name="Bitstream Vera Sans5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16" style:family="text">
      <style:text-properties style:font-name="Bitstream Vera Sans5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Bitstream Vera Sans5" fo:font-size="10pt" style:font-size-asian="10pt" style:font-size-complex="10pt"/>
    </style:style>
    <style:style style:name="T18" style:family="text">
      <style:text-properties style:font-name="Bitstream Vera Sans5" fo:font-style="normal" style:font-style-asian="normal" style:font-style-complex="normal"/>
    </style:style>
    <style:style style:name="T19" style:family="text">
      <style:text-properties style:font-name="Bitstream Vera Sans5" fo:font-style="normal" style:font-name-asian="OpenSymbol" style:font-style-asian="normal" style:font-name-complex="OpenSymbol" style:font-style-complex="normal"/>
    </style:style>
    <style:style style:name="T20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1" style:family="text">
      <style:text-properties style:font-name="OpenSymbol" fo:font-size="10pt" fo:font-style="normal" style:font-size-asian="10pt" style:font-style-asian="normal" style:font-size-complex="10pt" style:font-style-complex="normal"/>
    </style:style>
    <style:style style:name="T22" style:family="text">
      <style:text-properties style:font-name="OpenSymbol" fo:font-style="normal" style:font-style-asian="normal" style:font-style-complex="normal"/>
    </style:style>
    <style:style style:name="T23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T24" style:family="text">
      <style:text-properties style:font-name="Times New Roman2" fo:font-size="12pt" fo:font-style="italic"/>
    </style:style>
    <style:style style:name="T25" style:family="text">
      <style:text-properties style:font-name="Times New Roman2" fo:font-size="12pt" fo:font-style="italic" style:font-name-asian="OpenSymbol" style:font-style-asian="normal" style:font-name-complex="OpenSymbol" style:font-style-complex="normal"/>
    </style:style>
    <style:style style:name="T26" style:family="text">
      <style:text-properties style:font-name="OpenSymbol2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7" style:family="text">
      <style:text-properties style:font-name-asian="OpenSymbol" style:font-style-asian="normal" style:font-name-complex="OpenSymbol" style:font-style-complex="normal"/>
    </style:style>
    <style:style style:name="T28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58711612" text:style-name="Num_5f_Exo">
        <text:list-item>
          <text:h text:style-name="P31" text:outline-level="1"><text:soft-page-break/><text:span text:style-name="Bold_5f_niv3"><text:span text:style-name="T11"> </text:span></text:span><text:span text:style-name="Bold_5f_niv3">Solution de l’équation</text:span><text:span text:style-name="Bold_5f_niv3"><text:span text:style-name="T11"> </text:span></text:span><text:span text:style-name="Bold_5f_niv3">?</text:span></text:h>
        </text:list-item>
      </text:list>
      <text:list xml:id="list2131729668" text:style-name="liste_5f_abc">
        <text:list-item>
          <text:p text:style-name="P36">Le nombre 3 est-il solution de l’équation 5<text:span text:style-name="T12">x</text:span><text:span text:style-name="T15"> </text:span><text:span text:style-name="T20">─</text:span><text:span text:style-name="T15"> </text:span>2<text:span text:style-name="T18"> </text:span><text:span text:style-name="T22">=</text:span><text:span text:style-name="T18"> </text:span>4<text:span text:style-name="T12">x</text:span><text:span text:style-name="T15"> </text:span><text:span text:style-name="T20"></text:span><text:span text:style-name="T16"> </text:span>1 ? Justifie.</text:p>
        </text:list-item>
      </text:list>
      <text:p text:style-name="P27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tab/></text:span></text:p>
      <text:list xml:id="list135956948049929" text:continue-numbering="true" text:style-name="liste_5f_abc">
        <text:list-item>
          <text:p text:style-name="P38">Le nombre <text:span text:style-name="T20">─</text:span>2 est-il solution de l’équation <text:span text:style-name="T24">x</text:span>(3<text:span text:style-name="T24">x</text:span><text:span text:style-name="T19"> </text:span><text:span text:style-name="T23"></text:span><text:span text:style-name="T18"> </text:span>4)<text:span text:style-name="T18"> </text:span><text:span text:style-name="T22">=</text:span><text:span text:style-name="T18"> (</text:span><text:span text:style-name="T19">2</text:span><text:span text:style-name="T25">x</text:span><text:span text:style-name="T19"> </text:span><text:span text:style-name="T23"></text:span><text:span text:style-name="T19"> </text:span>5)(<text:span text:style-name="T24">x</text:span><text:span text:style-name="T19"> </text:span><text:span text:style-name="T20">─</text:span><text:span text:style-name="T19"> </text:span>2) ? Justifie.</text:p>
        </text:list-item>
      </text:list>
      <text:p text:style-name="P27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list xml:id="list135956930150319" text:continue-list="list658711612" text:style-name="Num_5f_Exo">
        <text:list-item>
          <text:h text:style-name="P32" text:outline-level="1"> Le couple (3 ; 4) est-il solution de l’équation 5<text:span text:style-name="T12">x</text:span><text:span text:style-name="T19"> </text:span><text:span text:style-name="T23">─</text:span><text:span text:style-name="T19"> 3</text:span><text:span text:style-name="T13">y</text:span><text:span text:style-name="T19"> </text:span><text:span text:style-name="T23">=</text:span><text:span text:style-name="T19"> </text:span>3 ? Justifie ta réponse.</text:h>
        </text:list-item>
      </text:list>
      <text:list xml:id="list803014147" text:style-name="_5f_Numérotation_20_des_20_exercices_20_livrets">
        <text:list-item>
          <text:list>
            <text:list-header>
              <text:p text:style-name="P44">Dans l’équation, on remplace <text:span text:style-name="T12">x</text:span> par <text:span text:style-name="_5f_pointillés_20_gris">....</text:span> et <text:span text:style-name="T12">y</text:span> par <text:span text:style-name="_5f_pointillés_20_gris">....</text:span> .</text:p>
            </text:list-header>
          </text:list>
        </text:list-item>
      </text:list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list xml:id="list135957876016745" text:continue-list="list135956930150319" text:style-name="Num_5f_Exo">
        <text:list-item>
          <text:h text:style-name="P33" text:outline-level="1"> Les couples suivants <text:span text:style-name="T19">sont-ils des solutions de l’équation 7</text:span><text:span text:style-name="T13">x</text:span><text:span text:style-name="T19"> </text:span><text:span text:style-name="T23"></text:span><text:span text:style-name="T19"> </text:span><text:span text:style-name="T12">y</text:span><text:span text:style-name="T18"> </text:span><text:span text:style-name="T22">=</text:span><text:span text:style-name="T18"> </text:span><text:span text:style-name="T23">─</text:span>3 ? Justifie.</text:h>
        </text:list-item>
      </text:list>
      <text:section text:style-name="Sect1" text:name="Section2">
        <text:list xml:id="list135956690678538" text:continue-list="list135956948049929" text:style-name="liste_5f_abc">
          <text:list-item text:start-value="1">
            <text:p text:style-name="P45">(<text:span text:style-name="T23">─</text:span>1 ; 4)</text:p>
          </text:list-item>
          <text:list-item>
            <text:p text:style-name="P46">(<text:span text:style-name="T23">─</text:span><text:span text:style-name="T19">2 ; 9) </text:span></text:p>
          </text:list-item>
          <text:list-item>
            <text:p text:style-name="P47"><draw:frame draw:style-name="fr3" draw:name="Objet8" text:anchor-type="as-char" svg:width="1.789cm" svg:height="0.96cm" draw:z-index="11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ext:list-item>
          <text:list-item>
            <text:p text:style-name="P47"><draw:frame draw:style-name="fr3" draw:name="Objet27" text:anchor-type="as-char" svg:width="1.468cm" svg:height="0.96cm" draw:z-index="12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ext:list-item>
        </text:list>
      </text:section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list xml:id="list135957656416263" text:continue-list="list135957876016745" text:style-name="Num_5f_Exo">
        <text:list-item>
          <text:h text:style-name="P34" text:outline-level="1"> <text:span text:style-name="Bold_5f_niv3">Solution ou pas</text:span><text:span text:style-name="Bold_5f_niv3"><text:span text:style-name="T11"> </text:span></text:span><text:span text:style-name="Bold_5f_niv3">?</text:span></text:h>
        </text:list-item>
      </text:list>
      <text:p text:style-name="P29">(<text:span text:style-name="T26">─</text:span><text:span text:style-name="T19">2 ; 3)<text:tab/>(</text:span><text:span text:style-name="T26">─</text:span><text:span text:style-name="T19">1 ; 1)<text:tab/>(0 ; 5)<text:tab/><text:tab/>(5 ; </text:span><text:span text:style-name="T26">─</text:span><text:span text:style-name="T19">7)</text:span></text:p>
      <text:p text:style-name="P30">(7 ;<text:span text:style-name="T19"> </text:span><text:span text:style-name="T26">─</text:span>9)<text:tab/>(8 ;<text:span text:style-name="T19"> </text:span><text:span text:style-name="_5f_opensymbol"><text:span text:style-name="T26">─</text:span></text:span>11)<text:tab/>(<text:span text:style-name="T26">─</text:span><text:span text:style-name="T19">4 ; 5)<text:tab/>(6 ; </text:span><text:span text:style-name="T26">─</text:span>7)</text:p>
      <text:list xml:id="list135956665832906" text:continue-list="list135956690678538" text:style-name="liste_5f_abc">
        <text:list-item text:start-value="1">
          <text:p text:style-name="P40">Entoure en bleu le(s) couple(s) qui est (sont) solution(s) de l’équation 4<text:span text:style-name="T12">x</text:span><text:span text:style-name="T19"> </text:span><text:span text:style-name="T23"></text:span><text:span text:style-name="T18"> 3</text:span><text:span text:style-name="T12">y</text:span><text:span text:style-name="T18"> </text:span><text:span text:style-name="T22">=</text:span><text:span text:style-name="T18"> </text:span><text:span text:style-name="_5f_opensymbol"><text:span text:style-name="T27">─</text:span></text:span>1.</text:p>
        </text:list-item>
        <text:list-item>
          <text:p text:style-name="P37">Entoure en rouge le(s) couple(s) qui est (sont) solution(s) de l’équation <text:span text:style-name="T12">x</text:span><text:span text:style-name="T19"> </text:span><text:span text:style-name="T23"></text:span><text:span text:style-name="T18"> </text:span><text:span text:style-name="T12">y</text:span><text:span text:style-name="T18"> </text:span><text:span text:style-name="T22">=</text:span><text:span text:style-name="T18"> </text:span>1. </text:p>
        </text:list-item>
        <text:list-item>
          <text:p text:style-name="P37">Déduis-en un couple solution du système</text:p>
        </text:list-item>
      </text:list>
      <text:list xml:id="list135956596730542" text:continue-list="list803014147" text:style-name="_5f_Numérotation_20_des_20_exercices_20_livrets">
        <text:list-item>
          <text:list>
            <text:list-header>
              <text:p text:style-name="P41"><draw:frame draw:style-name="fr3" draw:name="Objet1" text:anchor-type="as-char" svg:width="2.595cm" svg:height="1.05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    <text:p text:style-name="P42"><text:span text:style-name="T8">Une solution du système est </text:span><text:span text:style-name="_5f_pointillés_20_gris"><text:span text:style-name="T8"><text:tab/></text:span></text:span></text:p>
            </text:list-header>
          </text:list>
        </text:list-item>
      </text:list>
      <text:list xml:id="list135956355010181" text:continue-list="list135957656416263" text:style-name="Num_5f_Exo">
        <text:list-item>
          <text:h text:style-name="P52" text:outline-level="1"> <text:span text:style-name="Bold_5f_niv3"><text:span text:style-name="T10">Une question d’ordre</text:span></text:span></text:h>
        </text:list-item>
      </text:list>
      <text:list xml:id="list135957000419699" text:continue-list="list135956665832906" text:style-name="liste_5f_abc">
        <text:list-item text:start-value="1">
          <text:p text:style-name="P43">Le couple (<text:span text:style-name="T23">─</text:span><text:span text:style-name="T19">3 ; 1) est-il solution du système </text:span><text:span text:style-name="T19"><draw:frame draw:style-name="fr5" draw:name="Objet13" text:anchor-type="as-char" svg:width="2.762cm" svg:height="1.05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9"> ? Justifie.</text:span></text:p>
        </text:list-item>
      </text:list>
      <text:p text:style-name="P28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span text:style-name="T7"><text:tab/></text:span></text:span></text:p>
      <text:list xml:id="list135956706385353" text:continue-numbering="true" text:style-name="liste_5f_abc">
        <text:list-item>
          <text:p text:style-name="P39"><text:span text:style-name="T19">Le couple (7,1 ; </text:span><text:span text:style-name="T23">─</text:span><text:span text:style-name="T19">6,4) est-il solution du système</text:span><text:span text:style-name="T19"><draw:frame draw:style-name="fr5" draw:name="Objet14" text:anchor-type="as-char" svg:width="3.36cm" svg:height="1.05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9"> ? Justifie.</text:span></text:p>
        </text:list-item>
      </text:list>
      <text:p text:style-name="P28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list xml:id="list135957872676327" text:continue-list="list135956355010181" text:style-name="Num_5f_Exo">
        <text:list-item>
          <text:h text:style-name="P35" text:outline-level="1"> <text:span text:style-name="Bold_5f_niv3">Solution ou pas</text:span><text:span text:style-name="Bold_5f_niv3"><text:span text:style-name="T11"> </text:span></text:span><text:span text:style-name="Bold_5f_niv3">?</text:span></text:h>
        </text:list-item>
      </text:list>
      <text:list xml:id="list135957739134479" text:continue-list="list135956706385353" text:style-name="liste_5f_abc">
        <text:list-item text:start-value="1">
          <text:p text:style-name="P40"><text:span text:style-name="T17"><draw:frame draw:style-name="fr4" draw:name="Objet299" text:anchor-type="as-char" svg:y="-0.379cm" svg:width="0.443cm" svg:height="0.43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"><text:s/></text:span>est-il solution de l’équation <text:span text:style-name="T12">x</text:span><text:span text:style-name="T9">2</text:span><text:span text:style-name="T15"> </text:span><text:span text:style-name="T20">−</text:span><text:span text:style-name="T15"> </text:span><text:span text:style-name="T17">22</text:span><text:span text:style-name="T16"> </text:span><text:span text:style-name="T21">=</text:span><text:span text:style-name="T16"> </text:span><text:span text:style-name="T17">3 ?</text:span></text:p>
        </text:list-item>
      </text:list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list xml:id="list135957083209951" text:continue-numbering="true" text:style-name="liste_5f_abc">
        <text:list-item>
          <text:p text:style-name="P39"><text:span text:style-name="T14"><draw:frame draw:style-name="fr3" draw:name="Objet303" text:anchor-type="as-char" svg:width="0.792cm" svg:height="0.44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4"><text:s/></text:span>est-il solution de l’équation 6<text:span text:style-name="T12">x</text:span><text:span text:style-name="T9">2</text:span> <text:span text:style-name="T23">−</text:span><text:span text:style-name="T19"> 18 </text:span><text:span text:style-name="T23">=</text:span><text:span text:style-name="T19"> 0 </text:span>?</text:p>
        </text:list-item>
      </text:list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7"><text:span text:style-name="_5f_pointillés_20_gris"><text:tab/></text:span></text:p>
      <text:p text:style-name="P27"><text:span text:style-name="_5f_pointillés_20_gris"><text:span text:style-name="T7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variant="normal" fo:text-transform="none" fo:color="#d7e12c" style:font-name="Bitstream Vera Sans5" fo:font-size="16pt" fo:font-style="normal" fo:text-shadow="none" fo:font-weight="bold" officeooo:rsid="006181ac" officeooo:paragraph-rsid="003e870b" style:font-size-asian="16pt" style:font-style-asian="normal" style:font-size-complex="16pt" style:font-style-complex="normal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3e870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31532"/>
    </style:style>
    <style:style style:name="MT7" style:family="text">
      <style:text-properties officeooo:rsid="003a9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d7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6"><draw:path text:anchor-type="paragraph" draw:z-index="0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1" draw:style-name="Mgr2" draw:text-style-name="MP29" svg:width="2.703cm" svg:height="0.715cm" draw:transform="rotate (0.0872664625997165) translate (-0.172861111111111cm 0.218722222222222cm)"><draw:text-box><text:p text:style-name="MP28"><text:span text:style-name="MT5">Série 1</text:span></text:p></draw:text-box></draw:frame><draw:line text:anchor-type="paragraph" draw:z-index="7" draw:style-name="Mgr3" draw:text-style-name="MP28" svg:x1="9.16cm" svg:y1="0.36cm" svg:x2="20.497cm" svg:y2="0.36cm"><text:p/></draw:line>Tester une égalité</text:p>
      </style:header>
      <style:footer>
        <text:p text:style-name="MP30"><draw:frame draw:style-name="Mfr1" draw:name="Cadre1" text:anchor-type="paragraph" svg:y="-0.06cm" draw:z-index="8"><draw:text-box fo:min-height="0.499cm" fo:min-width="2cm"><draw:frame draw:style-name="Mfr2" draw:name="Cadre2" text:anchor-type="frame" svg:x="0.45cm" svg:y="0.079cm" svg:width="0.817cm" draw:z-index="9"><draw:text-box fo:min-height="0.355cm"><text:p text:style-name="MP31"><draw:g text:anchor-type="paragraph" draw:z-index="10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30</text:page-number></text:p></draw:text-box></draw:frame><text:p text:style-name="MP33"><text:span text:style-name="MT6">Équations</text:span> • <text:span text:style-name="MT7">A8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4T13:59:00.785000000</dc:date>
    <meta:editing-duration>PT9H11M54S</meta:editing-duration>
    <meta:editing-cycles>64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7" meta:page-count="2" meta:paragraph-count="112" meta:word-count="430" meta:character-count="2456" meta:non-whitespace-character-count="1650"/>
  </office:meta>
</office:document-meta>
</file>

<file path=Object 1/content.xml><?xml version="1.0" encoding="utf-8"?>
<math xmlns="http://www.w3.org/1998/Math/MathML" display="block">
  <semantics>
    <mstyle mathsize="10pt">
      <mrow>
        <mo fence="true" stretchy="true">(</mo>
        <mrow>
          <mrow>
            <mfrac>
              <mrow>
                <mo stretchy="false">−</mo>
                <mn>1</mn>
              </mrow>
              <mn>4</mn>
            </mfrac>
            <mspace width="0.5em"/>
            <mtext>;</mtext>
            <mspace width="0.5em"/>
            <mfrac>
              <mrow>
                <mo stretchy="false">−</mo>
                <mn>5</mn>
              </mrow>
              <mn>4</mn>
            </mfrac>
          </mrow>
        </mrow>
        <mo fence="true" stretchy="true">)</mo>
      </mrow>
    </mstyle>
    <annotation encoding="StarMath 5.0">size 10 {left ( {-1} over 4`";"`{-5} over 4 right ) }</annotation>
  </semantics>
</math>
</file>

<file path=Object 2/content.xml><?xml version="1.0" encoding="utf-8"?>
<math xmlns="http://www.w3.org/1998/Math/MathML" display="block">
  <semantics>
    <mstyle mathsize="10pt">
      <mrow>
        <mo fence="true" stretchy="true">(</mo>
        <mrow>
          <mrow>
            <mfrac>
              <mrow>
                <mo stretchy="false">−</mo>
                <mn>2</mn>
              </mrow>
              <mn>3</mn>
            </mfrac>
            <mspace width="0.5em"/>
            <mtext>;</mtext>
            <mspace width="0.5em"/>
            <mn>2</mn>
          </mrow>
        </mrow>
        <mo fence="true" stretchy="true">)</mo>
      </mrow>
    </mstyle>
    <annotation encoding="StarMath 5.0">size 10 {left ( {-2} over 3`";"`2 right ) }</annotation>
  </semantics>
</math>
</file>

<file path=Object 3/content.xml><?xml version="1.0" encoding="utf-8"?>
<math xmlns="http://www.w3.org/1998/Math/MathML" display="block">
  <semantics>
    <mstyle mathsize="10pt">
      <mrow>
        <mo fence="true" stretchy="true">{</mo>
        <mrow>
          <mtable>
            <mtr>
              <mtd>
                <mrow>
                  <mrow>
                    <mn>4</mn>
                    <mstyle mathsize="12pt">
                      <mstyle mathvariant="italic">
                        <mi>x</mi>
                      </mstyle>
                    </mstyle>
                    <mspace width="0.5em"/>
                    <mstyle mathvariant="normal">
                      <mi mathvariant="normal"></mi>
                    </mstyle>
                    <mspace width="0.5em"/>
                    <mn>3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row>
                    <mi>–</mi>
                    <mn>1</mn>
                  </mrow>
                </mrow>
              </mtd>
            </mtr>
            <mtr>
              <mtd>
                <mrow>
                  <mrow>
                    <mspace width="3em"/>
                    <mstyle mathsize="12pt">
                      <mstyle mathvariant="italic">
                        <mi>x</mi>
                      </mstyle>
                    </mstyle>
                    <mspace width="0.5em"/>
                    <mstyle mathvariant="normal">
                      <mi mathvariant="normal"></mi>
                    </mstyle>
                    <mspace width="4em"/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1em"/>
                    <mo stretchy="false">=</mo>
                    <mspace width="0.5em"/>
                  </mrow>
                  <mn>1</mn>
                </mrow>
              </mtd>
            </mtr>
          </mtable>
        </mrow>
      </mrow>
    </mstyle>
    <annotation encoding="StarMath 5.0">size 10 {alignl left lbrace stack{{ {4{ size 12 italic x}`nitalic`3{ size 12 italic y}} `=` {–1} } # { {~``{ size 12 italic x}`nitalic~~{ size 12 italic y}}` `= `{1} }} right none}</annotation>
  </semantics>
</math>
</file>

<file path=Object 4/content.xml><?xml version="1.0" encoding="utf-8"?>
<math xmlns="http://www.w3.org/1998/Math/MathML" display="block">
  <semantics>
    <mstyle mathsize="10pt">
      <mrow>
        <mo fence="true" stretchy="true">{</mo>
        <mrow>
          <mtable>
            <mtr>
              <mtd>
                <mrow>
                  <mspace width="3em"/>
                  <mrow>
                    <mstyle mathsize="12pt">
                      <mstyle mathvariant="italic">
                        <mi>x</mi>
                      </mstyle>
                    </mstyle>
                    <mspace width="0.5em"/>
                    <mstyle mathvariant="normal">
                      <mi mathvariant="normal"></mi>
                    </mstyle>
                    <mspace width="0.5em"/>
                    <mn>5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n>2</mn>
                </mrow>
              </mtd>
            </mtr>
            <mtr>
              <mtd>
                <mrow>
                  <mrow>
                    <mn>2</mn>
                    <mstyle mathsize="12pt">
                      <mstyle mathvariant="italic">
                        <mi>x</mi>
                      </mstyle>
                    </mstyle>
                    <mspace width="0.5em"/>
                    <mi mathvariant="normal">–</mi>
                    <mspace width="0.5em"/>
                    <mn>7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row>
                    <mi mathvariant="normal">–</mi>
                    <mn>13</mn>
                  </mrow>
                </mrow>
              </mtd>
            </mtr>
          </mtable>
        </mrow>
      </mrow>
    </mstyle>
    <annotation encoding="StarMath 5.0">size 10 {alignl left lbrace stack{{ ~``{{size 12 italic x}`nitalic`5{size 12 italic y}}` = `{2} } # { {2{size 12 italic x}`–`7{size 12 italic y}} `=` {–13} }} right none}</annotation>
  </semantics>
</math>
</file>

<file path=Object 5/content.xml><?xml version="1.0" encoding="utf-8"?>
<math xmlns="http://www.w3.org/1998/Math/MathML" display="block">
  <semantics>
    <mstyle mathsize="10pt">
      <mrow>
        <mo fence="true" stretchy="true">{</mo>
        <mrow>
          <mtable>
            <mtr>
              <mtd>
                <mrow>
                  <mspace width="4em"/>
                  <mn>3</mn>
                  <mrow>
                    <mstyle mathsize="12pt">
                      <mstyle mathvariant="italic">
                        <mi>x</mi>
                      </mstyle>
                    </mstyle>
                    <mspace width="0.5em"/>
                    <mstyle mathvariant="normal">
                      <mi mathvariant="normal"></mi>
                    </mstyle>
                    <mspace width="0.5em"/>
                    <mn>4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row>
                    <mrow>
                      <mo stretchy="false">−</mo>
                      <mspace width="0.5em"/>
                    </mrow>
                    <mn>43</mn>
                  </mrow>
                </mrow>
              </mtd>
            </mtr>
            <mtr>
              <mtd>
                <mrow>
                  <mrow>
                    <mrow>
                      <mo stretchy="false">−</mo>
                      <mn>9</mn>
                    </mrow>
                    <mstyle mathsize="12pt">
                      <mstyle mathvariant="italic">
                        <mi>x</mi>
                      </mstyle>
                    </mstyle>
                    <mspace width="0.5em"/>
                    <mi mathvariant="normal">–</mi>
                    <mspace width="0.5em"/>
                    <mn>5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row>
                    <mi mathvariant="normal">–</mi>
                    <mn>31,8</mn>
                  </mrow>
                </mrow>
              </mtd>
            </mtr>
          </mtable>
        </mrow>
      </mrow>
    </mstyle>
    <annotation encoding="StarMath 5.0">size 10 {alignl left lbrace stack{{ ~~3{{size 12 italic x}`nitalic`4{size 12 italic y}}` = `{-`43} } # { {-9{size 12 italic x}`–`5{size 12 italic y}} `=` {–31,8} }} right none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sqrt>
      <math:mn>5</math:mn>
    </math:msqrt>
    <math:annotation math:encoding="StarMath 5.0">sqrt{5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/>
      </math:mrow>
      <math:msqrt>
        <math:mn>3</math:mn>
      </math:msqrt>
    </math:mrow>
    <math:annotation math:encoding="StarMath 5.0">- `sqrt{3} </math:annotation>
  </math:semantics>
</math:math>
</file>